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a5144" officeooo:paragraph-rsid="001a5144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1a5144" officeooo:paragraph-rsid="001a5144" style:font-size-asian="17.5pt" style:font-weight-asian="bold" style:font-size-complex="20pt" style:font-weight-complex="bold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Heading_20_1">
      <style:paragraph-properties fo:margin-top="0cm" fo:margin-bottom="0cm" style:contextual-spacing="false" fo:text-align="center" style:justify-single-word="false"/>
      <style:text-properties officeooo:rsid="001f4568" officeooo:paragraph-rsid="001f4568"/>
    </style:style>
    <style:style style:name="P10" style:family="paragraph" style:parent-style-name="Heading_20_1">
      <style:paragraph-properties fo:margin-top="0cm" fo:margin-bottom="0cm" style:contextual-spacing="false" fo:text-align="center" style:justify-single-word="false"/>
      <style:text-properties officeooo:rsid="00228d4c" officeooo:paragraph-rsid="00228d4c"/>
    </style:style>
    <style:style style:name="P11" style:family="paragraph" style:parent-style-name="Heading_20_1">
      <style:paragraph-properties fo:margin-top="0cm" fo:margin-bottom="0cm" style:contextual-spacing="false" fo:text-align="center" style:justify-single-word="false" fo:break-before="page"/>
      <style:text-properties officeooo:paragraph-rsid="00228d4c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28d4c" officeooo:paragraph-rsid="00228d4c"/>
    </style:style>
    <style:style style:name="P13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228d4c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228d4c"/>
    </style:style>
    <style:style style:name="T1" style:family="text">
      <style:text-properties officeooo:rsid="00228d4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5">PLANTILLA PRÁCTICA</text:p>
      <text:p text:style-name="P6">SUBTÍTUL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">Sumario</text:p>
          </text:index-title>
          <text:p text:style-name="P3"><text:a xlink:type="simple" xlink:href="#__RefHeading___Toc105_3485141822" text:style-name="Index_20_Link" text:visited-style-name="Index_20_Link">1) Pregunta?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1" text:outline-level="1"><text:span text:style-name="T1">Eeee</text:span></text:h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0" text:outline-level="1">Eeee</text:h>
      <text:p text:style-name="P13"/>
      <text:h text:style-name="P10" text:outline-level="1">eee</text:h>
      <text:h text:style-name="P10" text:outline-level="1">eee</text:h>
      <text:h text:style-name="P9" text:outline-level="1"><text:bookmark-start text:name="__RefHeading___Toc105_3485141822"/>Pregunta?<text:bookmark-end text:name="__RefHeading___Toc105_3485141822"/></text:h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9:51:39.307000000</meta:creation-date>
    <dc:date>2022-05-09T01:16:55.638767921</dc:date>
    <meta:editing-duration>PT1H29M57S</meta:editing-duration>
    <meta:editing-cycles>4</meta:editing-cycles>
    <meta:generator>LibreOffice/7.3.2.2$Linux_X86_64 LibreOffice_project/30$Build-2</meta:generator>
    <meta:document-statistic meta:table-count="0" meta:image-count="0" meta:object-count="0" meta:page-count="3" meta:paragraph-count="11" meta:word-count="25" meta:character-count="143" meta:non-whitespace-character-count="134"/>
  </office:meta>
</office:document-meta>
</file>